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201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2016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2016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201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201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224" calcext:value-type="float">
            <text:p>52.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201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200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200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200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200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200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200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200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200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200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199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199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199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9456" calcext:value-type="float">
            <text:p>45.9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199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0064" calcext:value-type="float">
            <text:p>45.4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199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3888" calcext:value-type="float">
            <text:p>44.8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199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199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199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7024" calcext:value-type="float">
            <text:p>44.0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199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2392" calcext:value-type="float">
            <text:p>43.5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198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198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5216" calcext:value-type="float">
            <text:p>42.4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198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198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198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198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198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198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198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198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197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197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197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197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197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197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197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197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196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196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196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196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NHP-FR-045</text:p>
          </table:table-cell>
          <table:table-cell office:value-type="string" calcext:value-type="string">
            <text:p>196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